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88.24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4.19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359.2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parameter_properti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18" table:default-cell-style-name="Default"/>
        <table:table-row table:style-name="ro1">
          <table:table-cell table:style-name="ce1" office:value-type="string" calcext:value-type="string">
            <text:p>DDE_nb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group0</text:p>
          </table:table-cell>
          <table:table-cell table:style-name="ce1" office:value-type="string" calcext:value-type="string">
            <text:p>group1</text:p>
          </table:table-cell>
          <table:table-cell table:style-name="ce1" office:value-type="string" calcext:value-type="string">
            <text:p>group2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secured</text:p>
          </table:table-cell>
          <table:table-cell table:style-name="ce1" office:value-type="string" calcext:value-type="string">
            <text:p>highly_secu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DE</text:p>
          </table:table-cell>
          <table:table-cell table:style-name="ce1" office:value-type="string" calcext:value-type="string">
            <text:p>cache</text:p>
          </table:table-cell>
          <table:table-cell table:style-name="ce3" office:value-type="string" calcext:value-type="string">
            <text:p>sca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entification string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7SN999999</text:p>
          </table:table-cell>
          <table:table-cell office:value-type="string" calcext:value-type="string">
            <text:p>identstr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nr.+softwareversion[+serialnr.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mary node add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mary node address: network parameter FLOW-B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condary node add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cundary node address: network parameter FLOW-B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xt node add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xt node address: network parameter FLOW-B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 node add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n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st node address: network parameter FLOW-B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bitra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bitrag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LOW -BUS arbitrage setting and/or automatic optimizati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itre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initres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it and reset security key commands for network/parameter setting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asu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23593" calcext:value-type="float">
            <text:p>-23593</text:p>
          </table:table-cell>
          <table:table-cell office:value-type="float" office:value="41942" calcext:value-type="float">
            <text:p>4194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No</text:p>
          </table:table-cell>
          <table:table-cell office:value-type="float" office:value="320" calcext:value-type="float">
            <text:p>320.0</text:p>
          </table:table-cell>
          <table:table-cell office:value-type="string" calcext:value-type="string">
            <text:p>measured value (100% = 320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tpoi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point: wanted value (100% = 320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tpoint slop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slo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point ramp signal 0..100 % in up to slope x 0.1 sec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nalog inpu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23593" calcext:value-type="float">
            <text:p>-23593</text:p>
          </table:table-cell>
          <table:table-cell office:value-type="float" office:value="41942" calcext:value-type="float">
            <text:p>419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in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input signal, normally used for ext. setp. (100% = 320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trol mo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l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rol mode selection for instrument or modul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olynomial constant 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A (offset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lynomial constant 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cnst B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B (span]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lynomial constant 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C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C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olynomial constant 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D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lynomial constant 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E (offset) for setpoint or power valu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lynomial constant 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cnst F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F (span) for setpoint or power valu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lynomial constant 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G for setpoint or power v alu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lynomial constant 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ycnst H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lynomial constant H for setpoint or power valu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out value at 100% in capacity (readout) uni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ensor typ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ty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type information for actual reading and sensor/controller indicatio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pacity unit index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inter to capacity (readout) unit (classic unit table]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uid numb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id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luid number: pointer to fluidset (for e.g. polynome, name and cap.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luid nam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luidna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ame of flui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aim nod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imn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de address of module with operation right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ify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ains number(s) of changed par (0xXX par nr, 0xFF more than one par changed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larm inf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rminf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tatus information of several alarms/errors in the instrument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annel amount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namou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mount of channels which can be operated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rst channe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cha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rst channel that can be operated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ast channe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stcha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ast channel that can be operated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&lt;hostcontrl&gt;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stcontr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peration by HOST computer enable fla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larm message unit typ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alrmmsgT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message string with unit type informatio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larm message numb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alrmmsg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message string with unit number informatio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elay statu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relstatu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tatus of relays/potential free contacts ('0' = not activated, '1' = activ ated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ctual counter valu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va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tual value of counter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ignal input selectio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signinps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gnal input selection (' '=no v alue,'+'=pos value,'-'=neg value input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eset input selectio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resinps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ternal reset input enable/disable ('E'=enable,' '=disable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&lt;limit&gt;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lim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imit/batch for counter in sensor standard unit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elay tim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235959" calcext:value-type="float">
            <text:p>9923595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y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elay time string in days,hours,minutes,seconds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uration tim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235959" calcext:value-type="float">
            <text:p>9923595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atn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uration time string in days,hours,minutes,second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alve output settin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vouts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output setting ('0'=do nothing, '1'=close valve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elay output settin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LLLLLLLL</text:p>
          </table:table-cell>
          <table:table-cell office:value-type="string" calcext:value-type="string">
            <text:p>relouts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lay output setting ('L'=low, 'H'=high, 'P'=pulse (1 sec.)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Operation mode T/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modeT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peration mode of T/A modul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eadout unit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ln/min</text:p>
          </table:table-cell>
          <table:table-cell office:value-type="string" calcext:value-type="string">
            <text:p>read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out unit string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eadout facto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.0000000001" calcext:value-type="float">
            <text:p>1E-10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fa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out factor matching readout unit string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eset unit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reset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set unit command (1=reset T/A unit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alve differentiator dow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dValveD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output differentiation time constant downward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alve differentiator up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dValve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output differentiation time constant upward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nsor differentiator dow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dSensorD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signal differentiation time constant downward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ensor differentiator up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TdSensor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signal differentiation time constant upward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ycle tim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cle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ycle time * 10 msec. main loop signal processing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nalog mo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log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mode selection for analog operation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eference volta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refOutp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ence voltage output signal for analog operation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alve outpu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ve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output signal (24-bit number in range 0..14.3Vdc/0..23.3Vdc)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ynamic display fac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DispF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ynamic display factor for display filter (0=max, 1=min goes with par 57)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tatic display fac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,000001</text:p>
          </table:table-cell>
          <table:table-cell office:value-type="string" calcext:value-type="string">
            <text:p>StaDispF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tatic display factor for display filter (0=max, 1=min goes with par 56)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libration mod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ion mode selection (not active until cntrlmode has been set to value 9)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alve offse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1000" calcext:value-type="float">
            <text:p>61000</text:p>
          </table:table-cell>
          <table:table-cell office:value-type="string" calcext:value-type="string">
            <text:p>ValveOff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offset: amount of DAC steps within 1 potmeter step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nitor 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onitor: output signal (measure) <text:s/>selection for bus and analog output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larm register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Reg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register containing warning flag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larm register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Reg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register containing critical error flag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&lt;CalRegZS1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A7D</text:p>
          </table:table-cell>
          <table:table-cell office:value-type="string" calcext:value-type="string">
            <text:p>CalRegZS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ion register zero scale input 1 ADC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&lt;CalRegFS1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2A513</text:p>
          </table:table-cell>
          <table:table-cell office:value-type="string" calcext:value-type="string">
            <text:p>CalRegFS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ion register full scale input 1 ADC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&lt;CalRegZS2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A7D</text:p>
          </table:table-cell>
          <table:table-cell office:value-type="string" calcext:value-type="string">
            <text:p>CalRegZS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ion register zero scale input 2 ADC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&lt;CalRegFS2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2A513</text:p>
          </table:table-cell>
          <table:table-cell office:value-type="string" calcext:value-type="string">
            <text:p>CalRegFS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ion register full scale input 2 ADC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DC control registe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8904E</text:p>
          </table:table-cell>
          <table:table-cell office:value-type="string" calcext:value-type="string">
            <text:p>ADCcntrRe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DC control register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ridge potmete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dgePot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bridge zero potmeter setting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&lt;AlarmEnble&gt;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En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oadcast alarm messsage enable flag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est m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st mode selection <text:s/>(not active until cntrlmode has been set to v alue 5)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&lt;ADC channel select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Sel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annel selection ADC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rmal step controller respon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Res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roller response for normal steps (128=normal, &lt;128=slower, &gt;128=faster)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Setpoint exponential smoothing filt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InFilC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input filter constant (0=max, 1=min)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ensor exponential smoothing filte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SmooCo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input filter constant (0=max, 1=min)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nalog output zero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AnOutCorZ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output correction factor zero scale (meas outp DSCM-A 0=0 other 32767=0)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nalog output full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utCorF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output correction factor full scale (meas outp 2000 = 1 * multiplication)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nalog input zero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AnInpCorZ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input correction factor zero scale (ext setp DSCM-A 0=0 other 32767=0)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nalog input full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InpCorF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input correction factor full scale (ext setp 2000 = 1 * multiplication)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uning mod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ng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(auto)tuning mode selection (not active until cntrlmode has been set to value 6)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alve defaul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VlvTy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type (needed for controlling behaviour)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lobal modify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Modif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ains number(s) of changed processes for indirect polling (0xXX / 0xFF)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alve span correction facto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panCor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rrection factor valve curv e ratio high/low area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alve curve correctio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,80</text:p>
          </table:table-cell>
          <table:table-cell office:value-type="string" calcext:value-type="string">
            <text:p>VlvCrvStp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curve correction for controller (max. factor*0.1, flow where factor = 1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&lt;MemShipNor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,5000,10,5000</text:p>
          </table:table-cell>
          <table:table-cell office:value-type="string" calcext:value-type="string">
            <text:p>MemShipN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ray with memberships for normal Fuzzy controller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&lt;MemShipOpn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,10000,3750,2000</text:p>
          </table:table-cell>
          <table:table-cell office:value-type="string" calcext:value-type="string">
            <text:p>MemShipOp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ray with memberships for 0-open Fuzzy controller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O statu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OStatu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O status byte for jumper settings and LED signal mode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&lt;FuzzStNeNo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30000,-500,-50</text:p>
          </table:table-cell>
          <table:table-cell office:value-type="string" calcext:value-type="string">
            <text:p>FuzzStNe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ray with neg nor output steps for Fuzzy contr.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&lt;FuzzStPoNo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0,500,25000</text:p>
          </table:table-cell>
          <table:table-cell office:value-type="string" calcext:value-type="string">
            <text:p>FuzzStPo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ray with pos nor output steps for Fuzzy contr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&lt;FuzzStOpen&gt;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0,180,12000</text:p>
          </table:table-cell>
          <table:table-cell office:value-type="string" calcext:value-type="string">
            <text:p>FuzzStOp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ray with open at 0 output steps for Fuzzy contr.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evice typ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DMFC</text:p>
          </table:table-cell>
          <table:table-cell office:value-type="string" calcext:value-type="string">
            <text:p>DeviceTyp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(FLOW-BUS) device type information string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HTModel numbe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201C-FA</text:p>
          </table:table-cell>
          <table:table-cell office:value-type="string" calcext:value-type="string">
            <text:p>ModelNu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del number information string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erial numbe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N999999A</text:p>
          </table:table-cell>
          <table:table-cell office:value-type="string" calcext:value-type="string">
            <text:p>SerialNu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rial number information string (to be changed by Bronkhorst only)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ustomer model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frConfi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nufacturing configuration information string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HT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01,01,95</text:p>
          </table:table-cell>
          <table:table-cell office:value-type="string" calcext:value-type="string">
            <text:p>BHT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 (to be changed by Bronkhorst only)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BHT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HT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-3000000000" calcext:value-type="float">
            <text:p>-3000000000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HT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HT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BHT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HT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HT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HT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-3000000000" calcext:value-type="float">
            <text:p>-3000000000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BHT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1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 (to be changed by Bronkhorst only)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roadcast repeating tim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ulseHigh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oadcast repeating time (x5 ms) (old:height of open at 0 pulse train for valv e)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irmware versio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X.X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vision number of firmware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ressure sensor typ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Sens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ype of pressure sensor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arometer pressur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013.25" calcext:value-type="float">
            <text:p>1013.25</text:p>
          </table:table-cell>
          <table:table-cell office:value-type="string" calcext:value-type="string">
            <text:p>BaroPr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bar atmospheric (central) barometer pressur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ensor input zero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AnIn1CorZ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sensor signal input corr. factor zero scale (DSCM-A 0=0 other 32767=0)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Sensor input full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In1CorF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sensor signal input correction factor full scale (2000=1*multiplication)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Reference voltage input zero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AnIn2CorZ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Vref input correction factor zero scale (DSCM-A 0=0 other 32767=0)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eference voltage input full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In2CorF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Vref input correction factor full scale (2000=1*multiplication)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Analog setpoint zero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32767" calcext:value-type="float">
            <text:p>-3276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AnOu1CorZ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setpoint output correction factor zero scale (DSCM-A 0=0 other 32767=0)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nalog setpoint full sc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Ou1CorF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nalog setpoint output correction factor full scale (2000=1*multiplication)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Rese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set facilities (program/alarm/batchcounter)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User tag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USERTAG</text:p>
          </table:table-cell>
          <table:table-cell office:value-type="string" calcext:value-type="string">
            <text:p>UserTa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r definable alias string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Alarm limit maximum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600" calcext:value-type="float">
            <text:p>416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MaxLi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ximum limit for sensor signal to trigger alarm situation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larm limit minimum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600" calcext:value-type="float">
            <text:p>416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MinLi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inimum limit for sensor signal to trigger alarm situation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Alarm mo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mode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larm output mo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OutMo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arm relais activ ity mode during alarm situation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Alarm setpoint mo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StpMo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point change enable during alarm situation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larm new setpoin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rmNwSet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w/safe setpoint during alarm situation (until reset)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Counter valu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Valu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tual counter value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Counter unit index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inter to counter unit (classic counter unit table)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ounter limi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Lim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limit/batch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Counter output mod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OutMo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relais activity mode when limit/batch has been reached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ounter setpoint mod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StpMo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point change enable during counter limit/batch situation (until reset)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Counter new setpoin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NwSet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w/safe setpoint at counter limit/batch situation (until reset) (normally = 0%)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Counter uni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CntrUntst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readout unit (informative only for older devices)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Capacity uni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n/min</text:p>
          </table:table-cell>
          <table:table-cell office:value-type="string" calcext:value-type="string">
            <text:p>capunitst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pacity readout unit (informative only for older devices)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Counter mod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tr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mode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Minimum hardware revision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X.XX</text:p>
          </table:table-cell>
          <table:table-cell office:value-type="string" calcext:value-type="string">
            <text:p>HwRev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inimum required hardware revision lev el for firmware version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&lt;RCreadfact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.0000000001" calcext:value-type="float">
            <text:p>1E-10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readfa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out factor for direct reading (changes with readunit: local on module, R.O.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&lt;channumber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umbe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annel number for operation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&lt;masterchan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cha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ster channel for master-slave operation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&lt;RCslavefct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RCslavef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slave factor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&lt;inputnode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n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hysical node address for channel number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&lt;inputproc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proc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hysical process for channel number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&lt;RCreadunit&gt;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ln/min</text:p>
          </table:table-cell>
          <table:table-cell office:value-type="string" calcext:value-type="string">
            <text:p>RCread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dout unit for direct reading (local variable on module: read only)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Slave facto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laveFact%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lave factor for master slave control (setp = master output * slave factor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Reference voltage inpu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efInp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ence voltage input for setpoint signal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Stable situation controller respon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pSta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roller response when controller is stable: |measure-setpoint| &lt; 2%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emperature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bsolute temperature in degrees Celsius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Pressure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3.25" calcext:value-type="float">
            <text:p>1013.25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bsolute pressure in mbar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 in milliseconds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Calibrated volume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lvolu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librated volume in litres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ensor number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or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inter to sensor number in calibration tube (FPP)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Range selec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sel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ston Prover operation mode (write) and status information (read back)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ime out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ximum admitted duration time for specific procedure (in 100 ms)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Frequency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requency in Hz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Impulses/m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2773.4" calcext:value-type="float">
            <text:p>42773.4</text:p>
          </table:table-cell>
          <table:table-cell office:value-type="string" calcext:value-type="string">
            <text:p>imp/m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or FRM and FTM imp/m3 and for FCM imp/kg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Normal volume flow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VolFlo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olume flow referenced to normal conditions i.e. 0 °C, 1013.25 hPa(a) in ln/min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olume flow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meflo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olume flow at actual conditions in l/min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elta-p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100000" calcext:value-type="float">
            <text:p>-100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ta-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lative pressure between atmosphere and sensor position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&lt;scalefact&gt;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lefa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caling factor (multiplication) for readout on display (for optimal resolution)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ensor name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NSOR0</text:p>
          </table:table-cell>
          <table:table-cell office:value-type="string" calcext:value-type="string">
            <text:p>sensorna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abel with information about stop sensor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Reset alarm enab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stAlarm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able reset of alarm by: keyboard, external signal, FLOW -BUS, automatic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eset counter enabl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stCount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able reset of counter by: keyboard, external signal, FLOW-BUS, automatic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Master no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N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de number of master instrument output signal for a slave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aster proces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Proc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cess number of master instrument output signal for a slave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Remote instrument no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N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de number of instrument to be operated by another module (keyboard/display)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Remote instrument proces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Proc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cess number of instrument to be operated by another module (keyboard/display)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Minimum custom ran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Mi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nimum value at 0% for special user readout unit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aximum custom ran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geMax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ximum value at 100% for special user readout unit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Relay/TTL outpu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ay/TT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lay/TTL output setting (disabled when used by alarm or counter)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Open from zero controller respon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pOpen0%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roller response when valv e opens from zero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Controller feature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Ty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troller settings for special purpose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ID-K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DK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D factor Kp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ID-T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IDT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D factor Ti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ID-T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DT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D factor Td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Densit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.293" calcext:value-type="float">
            <text:p>1.293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ensity of selected fluid in kg/m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Calibration certificat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CalCert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mber of calibration certificate (last basic calibration)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Calibration dat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991231" calcext:value-type="float">
            <text:p>19991231</text:p>
          </table:table-cell>
          <table:table-cell office:value-type="string" calcext:value-type="string">
            <text:p>Cal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ate of last (basic) calibration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ervice numbe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rvice number for repair/rebuilding/recalibration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Service dat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991231" calcext:value-type="float">
            <text:p>19991231</text:p>
          </table:table-cell>
          <table:table-cell office:value-type="string" calcext:value-type="string">
            <text:p>Serv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ate of last service action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Identification numbe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entN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cation number (type) of instrument/device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BHT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1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 (to be changed by Bronkhorst only)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Power mod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ower supply indication in Vdc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Pressure inle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100000" calcext:value-type="float">
            <text:p>-1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pstrea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essure inlet (upstream) of fluid in bara (for first fluidnr only)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Pressure outle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100000" calcext:value-type="float">
            <text:p>-1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ownstr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essure outlet (downstream) of fluid in bara (for first fluidnr only)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Orific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ifice diameter in mm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Fluid temperatur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273.15" calcext:value-type="float">
            <text:p>-273.15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uidTem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mperature of fluid through instrument (for first fluidnr only)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larm delay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rmDela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 alarm and reset action will be delayed when alarm limit has been exceeded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Capacity 0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y0%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apacity of instrument at zero 0% in sensor base units (mostly equal to zero)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Number of channel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OfCha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mber of instrument channels av ailable for this devic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Device functio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Func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unction of device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Scan channe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Cha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annel <text:s/>number to scan with real time information (to be set once)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Scan paramet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nPa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arameter number to scan with real time information (to be set once)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can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an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can interval time in msec between two samples (to be set once)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Scan dat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ScanDat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canned data with time label (can be readout ev ent by event)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alve open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ValveOp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rst-step offset current/voltage for valv e when opening from 0%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Number of run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OfRu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mount of runs of a piston prover (0 = stability check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inimum process tim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Pro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inimum process time of a piston prover in 0.1 second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Leak rat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LeakR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ak rate piston prover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Mode info reques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odeInfReq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s instr. in info mode for 1 read-cycle to check available parameter options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Mode info option lis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ModeInfOp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ives info about possible values of a mode in an array as result of ModeInfo req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Mode info option descriptio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ModeInfD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ives description about one of the mode options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Calibrations option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Ty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ables/disables options for calibration device (8 bits for 8 options)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Mass flo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Flo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al mass flow in kg/min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Bus addres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Addres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address (top interface)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Interface configuratio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Conf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nfiguration setting for interface to other bus-system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Baudrat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0" calcext:value-type="float">
            <text:p>10000000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Baudr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baudrate (top interface)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Bus diagnostic string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BusDiagno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diagnose string (top interface)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umber of vane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OfVan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mber of vanes for use in a rotor meter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ieldbu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FLOW-BUS</text:p>
          </table:table-cell>
          <table:table-cell office:value-type="string" calcext:value-type="string">
            <text:p>Fieldbu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eldbus name (top interface)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fMeasu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d value for direct reading (in capunits, max.= capacity)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Sub fluid numb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idSub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ub fluid number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Temperature compensation facto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qTC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mperature compensation factor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DSP register addres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PReg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SP register addres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DSP register long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-4294967295" calcext:value-type="float">
            <text:p>-4294967295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PRegL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SP register long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DSP register floating poin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PRegFl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SP register floating poin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DSP register integer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-65535" calcext:value-type="float">
            <text:p>-65535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PReg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SP register integer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Standard deviatio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tandard deviation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Measurement statu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sStatu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status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Measurement stop criteri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topCr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stop criteria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Measurement time ou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imeOu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time out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Maximum number of run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axNrRun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maximum number of runs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Minimum standard deviatio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inStdDev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minimum standard deviation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IO switch statu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witch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O status for switche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Sensor bridge setting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ensBridg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bridge setting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Sensor bridge current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Curr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bridge current (0..0.02A)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Sensor resistanc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Resi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resistance (Ohm)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Sensor bridge voltag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Vol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bridge v oltage (0..11.5V)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Sensor group nam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SensNa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name (based on sensor detection / sensor resistance)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Sensor calibration temperatur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sCalTm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temperature at calibration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Valve safe sta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veSaf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lv e safe state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Counter unit type index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UnitTyp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unit type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Counter unit typ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CnUnTypNa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unit type nam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Counter unit index (ext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Uni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unter unit index (extended counter unit table)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Bus1 selectio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s1Sel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select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Bus1 medium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1Mediu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medium id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Bus2 mod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2Mod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mod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Bus2 selectio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2Sel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select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Bus2 addres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2Add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address (side interface)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Bus2 baudrat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0" calcext:value-type="float">
            <text:p>1000000000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Bus2Bau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baudrate (side interface)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Bus2 medium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2Mediu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medium id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Bus2 diagnostic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Bus2Diag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diagnose string (side interface)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Bus2 nam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par</text:p>
          </table:table-cell>
          <table:table-cell office:value-type="string" calcext:value-type="string">
            <text:p>Bus2Na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name (side interface)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PIO channel selec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ChS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channel selection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PIO paramet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Par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parameter connected to i/o channel (=process number*256+parameter number)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PIO input/output filt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Filte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input/output filter constant (0..1, 0=max, 1=min)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PIO parameter capacity 0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PrmCap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parameter capacity, 0% value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PIO parameter capacity 100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PrmCa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parameter capacity, 100% value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 configuration selec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CfgS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i/o channel configuration selection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PIO analog zero adju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AnZ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analog input/output, zero adjust v alue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 analog span adju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AnS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analog input/output, span adjust factor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IO hardware capacity max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HwCapMx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max hardware capacity (max capacity v alue in i/o units, V, A, Hz, etc.)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 capacity set selec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CapS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capacity set selection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 hardware capacity 0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HwCap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hardware capacity, 0% value (capacity value in i/o units, V, A, Hz, etc.)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 hardware capacity 100%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OHwCa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IO hardware capacity, 100% value (capacity value in i/o units, V, A, Hz, etc.)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Hardware platform i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wI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ardware platform identification number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Hardware platform sub i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wSubI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ardware platform sub identification number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emporary baudrate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0" calcext:value-type="float">
            <text:p>100000000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Bau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mporary volatile Fieldbus2 baudrate (side interface)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Setpoint monitor 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Monit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onitor mode for setpoint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BHT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T1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pecial BHT parameter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Nominal sensor voltag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NomVol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minal sensor voltage (used for sensor temperature v oltage compensation)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Sensor voltage compensation facto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-3.40282E+038" calcext:value-type="float">
            <text:p>-3.40282E+038</text:p>
          </table:table-cell>
          <table:table-cell office:value-type="float" office:value="3.40282E+038" calcext:value-type="float">
            <text:p>3.40282E+03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tTC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nsor voltage compensation factor (used for sensor temperature voltage comp.)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CB serial numb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PCBSeria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CB serial number (unique number or string written by PCB manufacturer)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Minimum measure tim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M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inimum measure time between sensors of a piston prov er in 0.1 seconds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Bus1 parity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1Par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 parity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Bus2 parity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2Par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ieldbus2 parity (side interface)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Firmware i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mwI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rmware identification number</text:p>
          </table:table-cell>
        </table:table-row>
        <table:table-row table:style-name="ro2" table:number-rows-repeated="1048313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1:48:57.248872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2T11:53:07.003689913</dc:date>
    <meta:editing-duration>PT55M6S</meta:editing-duration>
    <meta:editing-cycles>8</meta:editing-cycles>
    <meta:generator>LibreOffice/5.1.4.2$Linux_X86_64 LibreOffice_project/10m0$Build-2</meta:generator>
    <meta:document-statistic meta:table-count="1" meta:cell-count="4386" meta:object-count="0"/>
  </office:meta>
</office:document-meta>
</file>